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845cm"/>
    </style:style>
    <style:style style:name="co2" style:family="table-column">
      <style:table-column-properties fo:break-before="auto" style:column-width="2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2.642cm"/>
    </style:style>
    <style:style style:name="co6" style:family="table-column">
      <style:table-column-properties fo:break-before="auto" style:column-width="3.17cm"/>
    </style:style>
    <style:style style:name="co7" style:family="table-column">
      <style:table-column-properties fo:break-before="auto" style:column-width="2.7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ye_result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3" table:number-columns-repeated="16367" table:default-cell-style-name="ce2"/>
        <table:table-row table:style-name="ro1"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 table:style-name="ce1" table:number-columns-repeated="2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 table:style-name="ce1" table:number-columns-repeated="2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 table:style-name="ce1" table:number-columns-repeated="16363"/>
        </table:table-row>
        <table:table-row table:style-name="ro2">
          <table:table-cell office:value-type="string" calcext:value-type="string">
            <text:p>Eye_disorder_1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1611" calcext:value-type="percentage">
            <text:p>16,11%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0956" calcext:value-type="percentage">
            <text:p>9,56%</text:p>
          </table:table-cell>
          <table:table-cell/>
          <table:table-cell office:value-type="string" calcext:value-type="string">
            <text:p>Eye_depik_1</text:p>
          </table:table-cell>
          <table:table-cell office:value-type="percentage" office:value="0.4078" calcext:value-type="percentage">
            <text:p>40,78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078" calcext:value-type="percentage">
            <text:p>40,78%</text:p>
          </table:table-cell>
          <table:table-cell office:value-type="percentage" office:value="0.4067" calcext:value-type="percentage">
            <text:p>40,67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Eye_emd_1</text:p>
          </table:table-cell>
          <table:table-cell office:value-type="percentage" office:value="0.4067" calcext:value-type="percentage">
            <text:p>40,67%</text:p>
          </table:table-cell>
          <table:table-cell table:number-columns-repeated="3" office:value-type="percentage" office:value="0.4122" calcext:value-type="percentage">
            <text:p>41,22%</text:p>
          </table:table-cell>
          <table:table-cell office:value-type="percentage" office:value="0.3911" calcext:value-type="percentage">
            <text:p>39,11%</text:p>
          </table:table-cell>
          <table:table-cell office:value-type="percentage" office:value="0.2944" calcext:value-type="percentage">
            <text:p>29,44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disorder_2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1489" calcext:value-type="percentage">
            <text:p>14,89%</text:p>
          </table:table-cell>
          <table:table-cell/>
          <table:table-cell office:value-type="string" calcext:value-type="string">
            <text:p>Eye_depik_2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Eye_emd_2</text:p>
          </table:table-cell>
          <table:table-cell office:value-type="percentage" office:value="0.3211" calcext:value-type="percentage">
            <text:p>32,11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656" calcext:value-type="percentage">
            <text:p>6,56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disorder_3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1489" calcext:value-type="percentage">
            <text:p>14,89%</text:p>
          </table:table-cell>
          <table:table-cell/>
          <table:table-cell office:value-type="string" calcext:value-type="string">
            <text:p>Eye_depik_3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589" calcext:value-type="percentage">
            <text:p>25,89%</text:p>
          </table:table-cell>
          <table:table-cell office:value-type="percentage" office:value="0.2278" calcext:value-type="percentage">
            <text:p>22,78%</text:p>
          </table:table-cell>
          <table:table-cell office:value-type="percentage" office:value="0.3322" calcext:value-type="percentage">
            <text:p>33,22%</text:p>
          </table:table-cell>
          <table:table-cell/>
          <table:table-cell office:value-type="string" calcext:value-type="string">
            <text:p>Eye_emd_3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2044" calcext:value-type="percentage">
            <text:p>20,44%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878" calcext:value-type="percentage">
            <text:p>18,78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disorder_4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1511" calcext:value-type="percentage">
            <text:p>15,11%</text:p>
          </table:table-cell>
          <table:table-cell/>
          <table:table-cell office:value-type="string" calcext:value-type="string">
            <text:p>Eye_depik_4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656" calcext:value-type="percentage">
            <text:p>26,56%</text:p>
          </table:table-cell>
          <table:table-cell/>
          <table:table-cell office:value-type="string" calcext:value-type="string">
            <text:p>Eye_emd_4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disorder_5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822" calcext:value-type="percentage">
            <text:p>18,22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Eye_depik_5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44" calcext:value-type="percentage">
            <text:p>31,44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Eye_emd_5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1656" calcext:value-type="percentage">
            <text:p>16,56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disorder_6</text:p>
          </table:table-cell>
          <table:table-cell office:value-type="percentage" office:value="0.1956" calcext:value-type="percentage">
            <text:p>19,56%</text:p>
          </table:table-cell>
          <table:table-cell office:value-type="percentage" office:value="0.2089" calcext:value-type="percentage">
            <text:p>20,89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278" calcext:value-type="percentage">
            <text:p>22,78%</text:p>
          </table:table-cell>
          <table:table-cell office:value-type="percentage" office:value="0.0678" calcext:value-type="percentage">
            <text:p>6,78%</text:p>
          </table:table-cell>
          <table:table-cell/>
          <table:table-cell office:value-type="string" calcext:value-type="string">
            <text:p>Eye_depik_6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378" calcext:value-type="percentage">
            <text:p>23,7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Eye_emd_6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1789" calcext:value-type="percentage">
            <text:p>17,89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disorder_7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1778" calcext:value-type="percentage">
            <text:p>17,78%</text:p>
          </table:table-cell>
          <table:table-cell/>
          <table:table-cell office:value-type="string" calcext:value-type="string">
            <text:p>Eye_depik_7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Eye_emd_7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211" calcext:value-type="percentage">
            <text:p>22,11%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1844" calcext:value-type="percentage">
            <text:p>18,44%</text:p>
          </table:table-cell>
          <table:table-cell office:value-type="percentage" office:value="0.2278" calcext:value-type="percentage">
            <text:p>22,78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disorder_8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Eye_depik_8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2322" calcext:value-type="percentage">
            <text:p>23,22%</text:p>
          </table:table-cell>
          <table:table-cell/>
          <table:table-cell office:value-type="string" calcext:value-type="string">
            <text:p>Eye_emd_8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089" calcext:value-type="percentage">
            <text:p>20,89%</text:p>
          </table:table-cell>
          <table:table-cell office:value-type="percentage" office:value="0.2422" calcext:value-type="percentage">
            <text:p>24,22%</text:p>
          </table:table-cell>
          <table:table-cell table:number-columns-repeated="2" office:value-type="percentage" office:value="0.2167" calcext:value-type="percentage">
            <text:p>21,67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disorder_9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Eye_depik_9</text:p>
          </table:table-cell>
          <table:table-cell office:value-type="percentage" office:value="0.3144" calcext:value-type="percentage">
            <text:p>31,44%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3089" calcext:value-type="percentage">
            <text:p>30,89%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3122" calcext:value-type="percentage">
            <text:p>31,22%</text:p>
          </table:table-cell>
          <table:table-cell/>
          <table:table-cell office:value-type="string" calcext:value-type="string">
            <text:p>Eye_emd_9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211" calcext:value-type="percentage">
            <text:p>32,11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disorder_10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644" calcext:value-type="percentage">
            <text:p>16,44%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867" calcext:value-type="percentage">
            <text:p>18,67%</text:p>
          </table:table-cell>
          <table:table-cell/>
          <table:table-cell office:value-type="string" calcext:value-type="string">
            <text:p>Eye_depik_10</text:p>
          </table:table-cell>
          <table:table-cell table:number-columns-repeated="2" office:value-type="percentage" office:value="0.2367" calcext:value-type="percentage">
            <text:p>23,67%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1878" calcext:value-type="percentage">
            <text:p>18,78%</text:p>
          </table:table-cell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Eye_emd_10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356" calcext:value-type="percentage">
            <text:p>23,56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63"/>
        </table:table-row>
        <table:table-row table:style-name="ro1">
          <table:table-cell table:style-name="ce1"/>
          <table:table-cell table:style-name="ce1" table:formula="of:=AVERAGE([.B2:.B11])" office:value-type="percentage" office:value="0.09534" calcext:value-type="percentage">
            <text:p>9,53%</text:p>
          </table:table-cell>
          <table:table-cell table:style-name="ce1" table:formula="of:=AVERAGE([.C2:.C11])" office:value-type="percentage" office:value="0.17756" calcext:value-type="percentage">
            <text:p>17,76%</text:p>
          </table:table-cell>
          <table:table-cell table:style-name="ce1" table:formula="of:=AVERAGE([.D2:.D11])" office:value-type="percentage" office:value="0.14143" calcext:value-type="percentage">
            <text:p>14,14%</text:p>
          </table:table-cell>
          <table:table-cell table:style-name="ce1" table:formula="of:=AVERAGE([.E2:.E11])" office:value-type="percentage" office:value="0.08668" calcext:value-type="percentage">
            <text:p>8,67%</text:p>
          </table:table-cell>
          <table:table-cell table:style-name="ce1" table:formula="of:=AVERAGE([.F2:.F11])" office:value-type="percentage" office:value="0.12635" calcext:value-type="percentage">
            <text:p>12,64%</text:p>
          </table:table-cell>
          <table:table-cell table:style-name="ce1" table:number-columns-repeated="2"/>
          <table:table-cell table:style-name="ce1" table:formula="of:=AVERAGE([.I2:.I11])" office:value-type="percentage" office:value="0.29455" calcext:value-type="percentage">
            <text:p>29,46%</text:p>
          </table:table-cell>
          <table:table-cell table:style-name="ce1" table:formula="of:=AVERAGE([.J2:.J11])" office:value-type="percentage" office:value="0.25489" calcext:value-type="percentage">
            <text:p>25,49%</text:p>
          </table:table-cell>
          <table:table-cell table:style-name="ce1" table:formula="of:=AVERAGE([.K2:.K11])" office:value-type="percentage" office:value="0.27956" calcext:value-type="percentage">
            <text:p>27,96%</text:p>
          </table:table-cell>
          <table:table-cell table:style-name="ce1" table:formula="of:=AVERAGE([.L2:.L11])" office:value-type="percentage" office:value="0.23779" calcext:value-type="percentage">
            <text:p>23,78%</text:p>
          </table:table-cell>
          <table:table-cell table:style-name="ce1" table:formula="of:=AVERAGE([.M2:.M11])" office:value-type="percentage" office:value="0.27022" calcext:value-type="percentage">
            <text:p>27,02%</text:p>
          </table:table-cell>
          <table:table-cell table:style-name="ce1" table:number-columns-repeated="2"/>
          <table:table-cell table:style-name="ce1" table:formula="of:=AVERAGE([.P2:.P11])" office:value-type="percentage" office:value="0.31768" calcext:value-type="percentage">
            <text:p>31,77%</text:p>
          </table:table-cell>
          <table:table-cell table:style-name="ce1" table:formula="of:=AVERAGE([.Q2:.Q11])" office:value-type="percentage" office:value="0.29444" calcext:value-type="percentage">
            <text:p>29,44%</text:p>
          </table:table-cell>
          <table:table-cell table:style-name="ce1" table:formula="of:=AVERAGE([.R2:.R11])" office:value-type="percentage" office:value="0.25678" calcext:value-type="percentage">
            <text:p>25,68%</text:p>
          </table:table-cell>
          <table:table-cell table:style-name="ce1" table:formula="of:=AVERAGE([.S2:.S11])" office:value-type="percentage" office:value="0.25876" calcext:value-type="percentage">
            <text:p>25,88%</text:p>
          </table:table-cell>
          <table:table-cell table:style-name="ce1" table:formula="of:=AVERAGE([.T2:.T11])" office:value-type="percentage" office:value="0.2249" calcext:value-type="percentage">
            <text:p>22,49%</text:p>
          </table:table-cell>
          <table:table-cell table:style-name="ce1" table:formula="of:=AVERAGE([.U2:.U11])" office:value-type="percentage" office:value="0.21267" calcext:value-type="percentage">
            <text:p>21,27%</text:p>
          </table:table-cell>
          <table:table-cell table:style-name="ce1" table:number-columns-repeated="16363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/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/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noitiki_1</text:p>
          </table:table-cell>
          <table:table-cell office:value-type="percentage" office:value="0.3867" calcext:value-type="percentage">
            <text:p>38,6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Eye_tadaf_1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3678" calcext:value-type="percentage">
            <text:p>36,78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1744" calcext:value-type="percentage">
            <text:p>17,44%</text:p>
          </table:table-cell>
          <table:table-cell/>
          <table:table-cell office:value-type="string" calcext:value-type="string">
            <text:p>Eye_tadepy_1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678" calcext:value-type="percentage">
            <text:p>26,78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noitiki_2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34" calcext:value-type="percentage">
            <text:p>34,00%</text:p>
          </table:table-cell>
          <table:table-cell/>
          <table:table-cell office:value-type="string" calcext:value-type="string">
            <text:p>Eye_tadaf_2</text:p>
          </table:table-cell>
          <table:table-cell office:value-type="percentage" office:value="0.2356" calcext:value-type="percentage">
            <text:p>23,56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Eye_tadepy_2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1356" calcext:value-type="percentage">
            <text:p>13,56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noitiki_3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4367" calcext:value-type="percentage">
            <text:p>43,67%</text:p>
          </table:table-cell>
          <table:table-cell/>
          <table:table-cell office:value-type="string" calcext:value-type="string">
            <text:p>Eye_tadaf_3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1989" calcext:value-type="percentage">
            <text:p>19,89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222" calcext:value-type="percentage">
            <text:p>12,22%</text:p>
          </table:table-cell>
          <table:table-cell/>
          <table:table-cell office:value-type="string" calcext:value-type="string">
            <text:p>Eye_tadepy_3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noitiki_4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033" calcext:value-type="percentage">
            <text:p>10,33%</text:p>
          </table:table-cell>
          <table:table-cell/>
          <table:table-cell office:value-type="string" calcext:value-type="string">
            <text:p>Eye_tadaf_4</text:p>
          </table:table-cell>
          <table:table-cell office:value-type="percentage" office:value="0.2856" calcext:value-type="percentage">
            <text:p>28,56%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211" calcext:value-type="percentage">
            <text:p>22,11%</text:p>
          </table:table-cell>
          <table:table-cell office:value-type="percentage" office:value="0.2811" calcext:value-type="percentage">
            <text:p>28,11%</text:p>
          </table:table-cell>
          <table:table-cell/>
          <table:table-cell office:value-type="string" calcext:value-type="string">
            <text:p>Eye_tadepy_4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389" calcext:value-type="percentage">
            <text:p>13,89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noitiki_5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133" calcext:value-type="percentage">
            <text:p>41,33%</text:p>
          </table:table-cell>
          <table:table-cell/>
          <table:table-cell office:value-type="string" calcext:value-type="string">
            <text:p>Eye_tadaf_5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111" calcext:value-type="percentage">
            <text:p>21,11%</text:p>
          </table:table-cell>
          <table:table-cell/>
          <table:table-cell office:value-type="string" calcext:value-type="string">
            <text:p>Eye_tadepy_5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noitiki_6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Eye_tadaf_6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144" calcext:value-type="percentage">
            <text:p>21,44%</text:p>
          </table:table-cell>
          <table:table-cell/>
          <table:table-cell office:value-type="string" calcext:value-type="string">
            <text:p>Eye_tadepy_6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244" calcext:value-type="percentage">
            <text:p>22,44%</text:p>
          </table:table-cell>
          <table:table-cell office:value-type="percentage" office:value="0.2322" calcext:value-type="percentage">
            <text:p>23,22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noitiki_7</text:p>
          </table:table-cell>
          <table:table-cell office:value-type="percentage" office:value="0.4767" calcext:value-type="percentage">
            <text:p>47,67%</text:p>
          </table:table-cell>
          <table:table-cell office:value-type="percentage" office:value="0.3533" calcext:value-type="percentage">
            <text:p>35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4433" calcext:value-type="percentage">
            <text:p>44,33%</text:p>
          </table:table-cell>
          <table:table-cell/>
          <table:table-cell office:value-type="string" calcext:value-type="string">
            <text:p>Eye_tadaf_7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344" calcext:value-type="percentage">
            <text:p>13,44%</text:p>
          </table:table-cell>
          <table:table-cell/>
          <table:table-cell office:value-type="string" calcext:value-type="string">
            <text:p>Eye_tadepy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2044" calcext:value-type="percentage">
            <text:p>20,44%</text:p>
          </table:table-cell>
          <table:table-cell office:value-type="percentage" office:value="0.1989" calcext:value-type="percentage">
            <text:p>19,89%</text:p>
          </table:table-cell>
          <table:table-cell office:value-type="percentage" office:value="0.2189" calcext:value-type="percentage">
            <text:p>21,89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noitiki_8</text:p>
          </table:table-cell>
          <table:table-cell office:value-type="percentage" office:value="0.3567" calcext:value-type="percentage">
            <text:p>35,67%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967" calcext:value-type="percentage">
            <text:p>49,67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2767" calcext:value-type="percentage">
            <text:p>27,67%</text:p>
          </table:table-cell>
          <table:table-cell/>
          <table:table-cell office:value-type="string" calcext:value-type="string">
            <text:p>Eye_tadaf_8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2" calcext:value-type="percentage">
            <text:p>14,22%</text:p>
          </table:table-cell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Eye_tadepy_8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noitiki_9</text:p>
          </table:table-cell>
          <table:table-cell table:number-columns-repeated="2" office:value-type="percentage" office:value="0.4433" calcext:value-type="percentage">
            <text:p>44,33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Eye_tadaf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567" calcext:value-type="percentage">
            <text:p>25,67%</text:p>
          </table:table-cell>
          <table:table-cell/>
          <table:table-cell office:value-type="string" calcext:value-type="string">
            <text:p>Eye_tadepy_9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Eye_noitiki_10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Eye_tadaf_10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17" calcext:value-type="percentage">
            <text:p>17,00%</text:p>
          </table:table-cell>
          <table:table-cell/>
          <table:table-cell office:value-type="string" calcext:value-type="string">
            <text:p>Eye_tadepy_10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2278" calcext:value-type="percentage">
            <text:p>22,78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63"/>
        </table:table-row>
        <table:table-row table:style-name="ro1">
          <table:table-cell table:style-name="ce1"/>
          <table:table-cell table:style-name="ce1" table:formula="of:=AVERAGE([.B16:.B25])" office:value-type="percentage" office:value="0.40301" calcext:value-type="percentage">
            <text:p>40,30%</text:p>
          </table:table-cell>
          <table:table-cell table:style-name="ce1" table:formula="of:=AVERAGE([.C16:.C25])" office:value-type="percentage" office:value="0.31499" calcext:value-type="percentage">
            <text:p>31,50%</text:p>
          </table:table-cell>
          <table:table-cell table:style-name="ce1" table:formula="of:=AVERAGE([.D16:.D25])" office:value-type="percentage" office:value="0.37334" calcext:value-type="percentage">
            <text:p>37,33%</text:p>
          </table:table-cell>
          <table:table-cell table:style-name="ce1" table:formula="of:=AVERAGE([.E16:.E25])" office:value-type="percentage" office:value="0.26634" calcext:value-type="percentage">
            <text:p>26,63%</text:p>
          </table:table-cell>
          <table:table-cell table:style-name="ce1" table:formula="of:=AVERAGE([.F16:.F25])" office:value-type="percentage" office:value="0.289" calcext:value-type="percentage">
            <text:p>28,90%</text:p>
          </table:table-cell>
          <table:table-cell/>
          <table:table-cell table:style-name="ce1"/>
          <table:table-cell table:style-name="ce1" table:formula="of:=AVERAGE([.I16:.I25])" office:value-type="percentage" office:value="0.27067" calcext:value-type="percentage">
            <text:p>27,07%</text:p>
          </table:table-cell>
          <table:table-cell table:style-name="ce1" table:formula="of:=AVERAGE([.J16:.J25])" office:value-type="percentage" office:value="0.24323" calcext:value-type="percentage">
            <text:p>24,32%</text:p>
          </table:table-cell>
          <table:table-cell table:style-name="ce1" table:formula="of:=AVERAGE([.K16:.K25])" office:value-type="percentage" office:value="0.2559" calcext:value-type="percentage">
            <text:p>25,59%</text:p>
          </table:table-cell>
          <table:table-cell table:style-name="ce1" table:formula="of:=AVERAGE([.L16:.L25])" office:value-type="percentage" office:value="0.19935" calcext:value-type="percentage">
            <text:p>19,94%</text:p>
          </table:table-cell>
          <table:table-cell table:style-name="ce1" table:formula="of:=AVERAGE([.M16:.M25])" office:value-type="percentage" office:value="0.17977" calcext:value-type="percentage">
            <text:p>17,98%</text:p>
          </table:table-cell>
          <table:table-cell/>
          <table:table-cell table:style-name="ce1"/>
          <table:table-cell table:style-name="ce1" table:formula="of:=AVERAGE([.P16:.P25])" office:value-type="percentage" office:value="0.3079" calcext:value-type="percentage">
            <text:p>30,79%</text:p>
          </table:table-cell>
          <table:table-cell table:style-name="ce1" table:formula="of:=AVERAGE([.Q16:.Q25])" office:value-type="percentage" office:value="0.273" calcext:value-type="percentage">
            <text:p>27,30%</text:p>
          </table:table-cell>
          <table:table-cell table:style-name="ce1" table:formula="of:=AVERAGE([.R16:.R25])" office:value-type="percentage" office:value="0.23422" calcext:value-type="percentage">
            <text:p>23,42%</text:p>
          </table:table-cell>
          <table:table-cell table:style-name="ce1" table:formula="of:=AVERAGE([.S16:.S25])" office:value-type="percentage" office:value="0.24433" calcext:value-type="percentage">
            <text:p>24,43%</text:p>
          </table:table-cell>
          <table:table-cell table:style-name="ce1" table:formula="of:=AVERAGE([.T16:.T25])" office:value-type="percentage" office:value="0.19688" calcext:value-type="percentage">
            <text:p>19,69%</text:p>
          </table:table-cell>
          <table:table-cell table:style-name="ce1" table:formula="of:=AVERAGE([.U16:.U25])" office:value-type="percentage" office:value="0.16056" calcext:value-type="percentage">
            <text:p>16,06%</text:p>
          </table:table-cell>
          <table:table-cell table:number-columns-repeated="16363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eart_results" table:style-name="ta1">
        <table:table-column table:style-name="co6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7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3" table:number-columns-repeated="16367" table:default-cell-style-name="ce2"/>
        <table:table-row table:style-name="ro1"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 table:style-name="ce1" table:number-columns-repeated="2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 table:style-name="ce1" table:number-columns-repeated="2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fbf</text:p>
          </table:table-cell>
          <table:table-cell table:style-name="ce1" table:number-columns-repeated="16363"/>
        </table:table-row>
        <table:table-row table:style-name="ro2">
          <table:table-cell office:value-type="string" calcext:value-type="string">
            <text:p>heart_disorder_1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389" calcext:value-type="percentage">
            <text:p>13,89%</text:p>
          </table:table-cell>
          <table:table-cell office:value-type="percentage" office:value="0.1315" calcext:value-type="percentage">
            <text:p>13,15%</text:p>
          </table:table-cell>
          <table:table-cell office:value-type="percentage" office:value="0.1556" calcext:value-type="percentage">
            <text:p>15,56%</text:p>
          </table:table-cell>
          <table:table-cell/>
          <table:table-cell office:value-type="string" calcext:value-type="string">
            <text:p>heart_depik_1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1148" calcext:value-type="percentage">
            <text:p>11,48%</text:p>
          </table:table-cell>
          <table:table-cell office:value-type="percentage" office:value="0.1315" calcext:value-type="percentage">
            <text:p>13,15%</text:p>
          </table:table-cell>
          <table:table-cell office:value-type="percentage" office:value="0.1019" calcext:value-type="percentage">
            <text:p>10,19%</text:p>
          </table:table-cell>
          <table:table-cell/>
          <table:table-cell office:value-type="string" calcext:value-type="string">
            <text:p>heart_emd_1</text:p>
          </table:table-cell>
          <table:table-cell office:value-type="percentage" office:value="0.1685" calcext:value-type="percentage">
            <text:p>16,85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1389" calcext:value-type="percentage">
            <text:p>13,89%</text:p>
          </table:table-cell>
          <table:table-cell office:value-type="percentage" office:value="0.1722" calcext:value-type="percentage">
            <text:p>17,22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1241" calcext:value-type="percentage">
            <text:p>12,41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disorder_2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heart_depik_2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heart_emd_2</text:p>
          </table:table-cell>
          <table:table-cell office:value-type="percentage" office:value="0.2093" calcext:value-type="percentage">
            <text:p>20,93%</text:p>
          </table:table-cell>
          <table:table-cell office:value-type="percentage" office:value="0.3407" calcext:value-type="percentage">
            <text:p>34,07%</text:p>
          </table:table-cell>
          <table:table-cell office:value-type="percentage" office:value="0.1426" calcext:value-type="percentage">
            <text:p>14,26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disorder_3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heart_depik_3</text:p>
          </table:table-cell>
          <table:table-cell office:value-type="percentage" office:value="0.4093" calcext:value-type="percentage">
            <text:p>40,93%</text:p>
          </table:table-cell>
          <table:table-cell office:value-type="percentage" office:value="0.1907" calcext:value-type="percentage">
            <text:p>19,07%</text:p>
          </table:table-cell>
          <table:table-cell office:value-type="percentage" office:value="0.1815" calcext:value-type="percentage">
            <text:p>18,15%</text:p>
          </table:table-cell>
          <table:table-cell office:value-type="percentage" office:value="0.1759" calcext:value-type="percentage">
            <text:p>17,59%</text:p>
          </table:table-cell>
          <table:table-cell office:value-type="percentage" office:value="0.1796" calcext:value-type="percentage">
            <text:p>17,96%</text:p>
          </table:table-cell>
          <table:table-cell/>
          <table:table-cell office:value-type="string" calcext:value-type="string">
            <text:p>heart_emd_3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1611" calcext:value-type="percentage">
            <text:p>16,11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disorder_4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2815" calcext:value-type="percentage">
            <text:p>28,15%</text:p>
          </table:table-cell>
          <table:table-cell office:value-type="percentage" office:value="0.2352" calcext:value-type="percentage">
            <text:p>23,52%</text:p>
          </table:table-cell>
          <table:table-cell office:value-type="percentage" office:value="0.3204" calcext:value-type="percentage">
            <text:p>32,04%</text:p>
          </table:table-cell>
          <table:table-cell/>
          <table:table-cell office:value-type="string" calcext:value-type="string">
            <text:p>heart_depik_4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3759" calcext:value-type="percentage">
            <text:p>37,59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4056" calcext:value-type="percentage">
            <text:p>40,56%</text:p>
          </table:table-cell>
          <table:table-cell/>
          <table:table-cell office:value-type="string" calcext:value-type="string">
            <text:p>heart_emd_4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3519" calcext:value-type="percentage">
            <text:p>35,19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3259" calcext:value-type="percentage">
            <text:p>32,59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disorder_5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heart_depik_5</text:p>
          </table:table-cell>
          <table:table-cell office:value-type="percentage" office:value="0.213" calcext:value-type="percentage">
            <text:p>21,30%</text:p>
          </table:table-cell>
          <table:table-cell office:value-type="percentage" office:value="0.0074" calcext:value-type="percentage">
            <text:p>0,74%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037" calcext:value-type="percentage">
            <text:p>0,3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heart_emd_5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" calcext:value-type="percentage">
            <text:p>0,00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disorder_6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2259" calcext:value-type="percentage">
            <text:p>22,59%</text:p>
          </table:table-cell>
          <table:table-cell office:value-type="percentage" office:value="0.2426" calcext:value-type="percentage">
            <text:p>24,26%</text:p>
          </table:table-cell>
          <table:table-cell office:value-type="percentage" office:value="0.1815" calcext:value-type="percentage">
            <text:p>18,15%</text:p>
          </table:table-cell>
          <table:table-cell office:value-type="percentage" office:value="0.2259" calcext:value-type="percentage">
            <text:p>22,59%</text:p>
          </table:table-cell>
          <table:table-cell/>
          <table:table-cell office:value-type="string" calcext:value-type="string">
            <text:p>heart_depik_6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796" calcext:value-type="percentage">
            <text:p>17,96%</text:p>
          </table:table-cell>
          <table:table-cell office:value-type="percentage" office:value="0.1685" calcext:value-type="percentage">
            <text:p>16,85%</text:p>
          </table:table-cell>
          <table:table-cell office:value-type="percentage" office:value="0.1204" calcext:value-type="percentage">
            <text:p>12,04%</text:p>
          </table:table-cell>
          <table:table-cell/>
          <table:table-cell office:value-type="string" calcext:value-type="string">
            <text:p>heart_emd_6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187" calcext:value-type="percentage">
            <text:p>18,70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352" calcext:value-type="percentage">
            <text:p>23,52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disorder_7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87" calcext:value-type="percentage">
            <text:p>18,70%</text:p>
          </table:table-cell>
          <table:table-cell office:value-type="percentage" office:value="0.1907" calcext:value-type="percentage">
            <text:p>19,07%</text:p>
          </table:table-cell>
          <table:table-cell office:value-type="percentage" office:value="0.1426" calcext:value-type="percentage">
            <text:p>14,26%</text:p>
          </table:table-cell>
          <table:table-cell office:value-type="percentage" office:value="0.1796" calcext:value-type="percentage">
            <text:p>17,96%</text:p>
          </table:table-cell>
          <table:table-cell/>
          <table:table-cell office:value-type="string" calcext:value-type="string">
            <text:p>heart_depik_7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185" calcext:value-type="percentage">
            <text:p>21,85%</text:p>
          </table:table-cell>
          <table:table-cell/>
          <table:table-cell office:value-type="string" calcext:value-type="string">
            <text:p>heart_emd_7</text:p>
          </table:table-cell>
          <table:table-cell office:value-type="percentage" office:value="0.2056" calcext:value-type="percentage">
            <text:p>20,56%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685" calcext:value-type="percentage">
            <text:p>16,85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disorder_8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heart_depik_8</text:p>
          </table:table-cell>
          <table:table-cell office:value-type="percentage" office:value="0.3759" calcext:value-type="percentage">
            <text:p>37,59%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emd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2611" calcext:value-type="percentage">
            <text:p>26,11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disorder_9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37" calcext:value-type="percentage">
            <text:p>23,70%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2259" calcext:value-type="percentage">
            <text:p>22,59%</text:p>
          </table:table-cell>
          <table:table-cell/>
          <table:table-cell office:value-type="string" calcext:value-type="string">
            <text:p>heart_depik_9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148" calcext:value-type="percentage">
            <text:p>31,48%</text:p>
          </table:table-cell>
          <table:table-cell/>
          <table:table-cell office:value-type="string" calcext:value-type="string">
            <text:p>heart_emd_9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4093" calcext:value-type="percentage">
            <text:p>40,93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426" calcext:value-type="percentage">
            <text:p>24,26%</text:p>
          </table:table-cell>
          <table:table-cell office:value-type="percentage" office:value="0.2352" calcext:value-type="percentage">
            <text:p>23,52%</text:p>
          </table:table-cell>
          <table:table-cell office:value-type="percentage" office:value="0.2278" calcext:value-type="percentage">
            <text:p>22,78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disorder_10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2685" calcext:value-type="percentage">
            <text:p>26,85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2063" calcext:value-type="percentage">
            <text:p>20,63%</text:p>
          </table:table-cell>
          <table:table-cell office:value-type="percentage" office:value="0.3259" calcext:value-type="percentage">
            <text:p>32,59%</text:p>
          </table:table-cell>
          <table:table-cell/>
          <table:table-cell office:value-type="string" calcext:value-type="string">
            <text:p>heart_depik_10</text:p>
          </table:table-cell>
          <table:table-cell office:value-type="percentage" office:value="0.4463" calcext:value-type="percentage">
            <text:p>44,63%</text:p>
          </table:table-cell>
          <table:table-cell office:value-type="percentage" office:value="0.3204" calcext:value-type="percentage">
            <text:p>32,04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4056" calcext:value-type="percentage">
            <text:p>40,56%</text:p>
          </table:table-cell>
          <table:table-cell/>
          <table:table-cell office:value-type="string" calcext:value-type="string">
            <text:p>heart_emd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685" calcext:value-type="percentage">
            <text:p>26,85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78" calcext:value-type="percentage">
            <text:p>27,78%</text:p>
          </table:table-cell>
          <table:table-cell table:number-columns-repeated="16363"/>
        </table:table-row>
        <table:table-row table:style-name="ro1">
          <table:table-cell table:style-name="ce1"/>
          <table:table-cell table:style-name="ce1" table:formula="of:=AVERAGE([.B2:.B11])" office:value-type="percentage" office:value="0.29258" calcext:value-type="percentage">
            <text:p>29,26%</text:p>
          </table:table-cell>
          <table:table-cell table:style-name="ce1" table:formula="of:=AVERAGE([.C2:.C11])" office:value-type="percentage" office:value="0.21258" calcext:value-type="percentage">
            <text:p>21,26%</text:p>
          </table:table-cell>
          <table:table-cell table:style-name="ce1" table:formula="of:=AVERAGE([.D2:.D11])" office:value-type="percentage" office:value="0.22092" calcext:value-type="percentage">
            <text:p>22,09%</text:p>
          </table:table-cell>
          <table:table-cell table:style-name="ce1" table:formula="of:=AVERAGE([.E2:.E11])" office:value-type="percentage" office:value="0.18953" calcext:value-type="percentage">
            <text:p>18,95%</text:p>
          </table:table-cell>
          <table:table-cell table:style-name="ce1" table:formula="of:=AVERAGE([.F2:.F11])" office:value-type="percentage" office:value="0.19333" calcext:value-type="percentage">
            <text:p>19,33%</text:p>
          </table:table-cell>
          <table:table-cell table:style-name="ce1" table:number-columns-repeated="2"/>
          <table:table-cell table:style-name="ce1" table:formula="of:=AVERAGE([.I2:.I11])" office:value-type="percentage" office:value="0.31611" calcext:value-type="percentage">
            <text:p>31,61%</text:p>
          </table:table-cell>
          <table:table-cell table:style-name="ce1" table:formula="of:=AVERAGE([.J2:.J11])" office:value-type="percentage" office:value="0.20167" calcext:value-type="percentage">
            <text:p>20,17%</text:p>
          </table:table-cell>
          <table:table-cell table:style-name="ce1" table:formula="of:=AVERAGE([.K2:.K11])" office:value-type="percentage" office:value="0.20481" calcext:value-type="percentage">
            <text:p>20,48%</text:p>
          </table:table-cell>
          <table:table-cell table:style-name="ce1" table:formula="of:=AVERAGE([.L2:.L11])" office:value-type="percentage" office:value="0.20017" calcext:value-type="percentage">
            <text:p>20,02%</text:p>
          </table:table-cell>
          <table:table-cell table:style-name="ce1" table:formula="of:=AVERAGE([.M2:.M11])" office:value-type="percentage" office:value="0.21964" calcext:value-type="percentage">
            <text:p>21,96%</text:p>
          </table:table-cell>
          <table:table-cell table:style-name="ce1" table:number-columns-repeated="2"/>
          <table:table-cell table:style-name="ce1" table:formula="of:=AVERAGE([.P2:.P11])" office:value-type="percentage" office:value="0.24019" calcext:value-type="percentage">
            <text:p>24,02%</text:p>
          </table:table-cell>
          <table:table-cell table:style-name="ce1" table:formula="of:=AVERAGE([.Q2:.Q11])" office:value-type="percentage" office:value="0.32981" calcext:value-type="percentage">
            <text:p>32,98%</text:p>
          </table:table-cell>
          <table:table-cell table:style-name="ce1" table:formula="of:=AVERAGE([.R2:.R11])" office:value-type="percentage" office:value="0.19168" calcext:value-type="percentage">
            <text:p>19,17%</text:p>
          </table:table-cell>
          <table:table-cell table:style-name="ce1" table:formula="of:=AVERAGE([.S2:.S11])" office:value-type="percentage" office:value="0.22017" calcext:value-type="percentage">
            <text:p>22,02%</text:p>
          </table:table-cell>
          <table:table-cell table:style-name="ce1" table:formula="of:=AVERAGE([.T2:.T11])" office:value-type="percentage" office:value="0.19055" calcext:value-type="percentage">
            <text:p>19,06%</text:p>
          </table:table-cell>
          <table:table-cell table:style-name="ce1" table:formula="of:=AVERAGE([.U2:.U11])" office:value-type="percentage" office:value="0.16852" calcext:value-type="percentage">
            <text:p>16,85%</text:p>
          </table:table-cell>
          <table:table-cell table:style-name="ce1" table:number-columns-repeated="16363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/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/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fbf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noitiki_1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1759" calcext:value-type="percentage">
            <text:p>17,59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1389" calcext:value-type="percentage">
            <text:p>13,89%</text:p>
          </table:table-cell>
          <table:table-cell/>
          <table:table-cell office:value-type="string" calcext:value-type="string">
            <text:p>heart_tadaf_1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685" calcext:value-type="percentage">
            <text:p>16,85%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1685" calcext:value-type="percentage">
            <text:p>16,85%</text:p>
          </table:table-cell>
          <table:table-cell/>
          <table:table-cell office:value-type="string" calcext:value-type="string">
            <text:p>heart_tadepy_1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2685" calcext:value-type="percentage">
            <text:p>26,85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noitiki_2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056" calcext:value-type="percentage">
            <text:p>20,56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167" calcext:value-type="percentage">
            <text:p>11,67%</text:p>
          </table:table-cell>
          <table:table-cell/>
          <table:table-cell office:value-type="string" calcext:value-type="string">
            <text:p>heart_tadaf_2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1611" calcext:value-type="percentage">
            <text:p>16,1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163" calcext:value-type="percentage">
            <text:p>16,3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heart_tadepy_2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2241" calcext:value-type="percentage">
            <text:p>22,41%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352" calcext:value-type="percentage">
            <text:p>13,52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noitiki_3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heart_tadaf_3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315" calcext:value-type="percentage">
            <text:p>23,15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2148" calcext:value-type="percentage">
            <text:p>21,48%</text:p>
          </table:table-cell>
          <table:table-cell/>
          <table:table-cell office:value-type="string" calcext:value-type="string">
            <text:p>heart_tadepy_3</text:p>
          </table:table-cell>
          <table:table-cell office:value-type="percentage" office:value="0.2537" calcext:value-type="percentage">
            <text:p>25,37%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1722" calcext:value-type="percentage">
            <text:p>17,22%</text:p>
          </table:table-cell>
          <table:table-cell office:value-type="percentage" office:value="0.1352" calcext:value-type="percentage">
            <text:p>13,52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noitiki_4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2852" calcext:value-type="percentage">
            <text:p>28,52%</text:p>
          </table:table-cell>
          <table:table-cell office:value-type="percentage" office:value="0.2778" calcext:value-type="percentage">
            <text:p>27,78%</text:p>
          </table:table-cell>
          <table:table-cell/>
          <table:table-cell office:value-type="string" calcext:value-type="string">
            <text:p>heart_tadaf_4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611" calcext:value-type="percentage">
            <text:p>26,11%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2241" calcext:value-type="percentage">
            <text:p>22,41%</text:p>
          </table:table-cell>
          <table:table-cell office:value-type="percentage" office:value="0.2852" calcext:value-type="percentage">
            <text:p>28,52%</text:p>
          </table:table-cell>
          <table:table-cell/>
          <table:table-cell office:value-type="string" calcext:value-type="string">
            <text:p>heart_tadepy_4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3074" calcext:value-type="percentage">
            <text:p>30,74%</text:p>
          </table:table-cell>
          <table:table-cell office:value-type="percentage" office:value="0.3407" calcext:value-type="percentage">
            <text:p>34,07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noitiki_5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heart_tadaf_5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heart_tadepy_5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" calcext:value-type="percentage">
            <text:p>0,00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noitiki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2278" calcext:value-type="percentage">
            <text:p>22,78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1907" calcext:value-type="percentage">
            <text:p>19,07%</text:p>
          </table:table-cell>
          <table:table-cell office:value-type="percentage" office:value="0.2778" calcext:value-type="percentage">
            <text:p>27,78%</text:p>
          </table:table-cell>
          <table:table-cell/>
          <table:table-cell office:value-type="string" calcext:value-type="string">
            <text:p>heart_tadaf_6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7" calcext:value-type="percentage">
            <text:p>18,70%</text:p>
          </table:table-cell>
          <table:table-cell office:value-type="percentage" office:value="0.3259" calcext:value-type="percentage">
            <text:p>32,59%</text:p>
          </table:table-cell>
          <table:table-cell/>
          <table:table-cell office:value-type="string" calcext:value-type="string">
            <text:p>heart_tadepy_6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187" calcext:value-type="percentage">
            <text:p>18,70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796" calcext:value-type="percentage">
            <text:p>17,96%</text:p>
          </table:table-cell>
          <table:table-cell office:value-type="percentage" office:value="0.3389" calcext:value-type="percentage">
            <text:p>33,89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noitiki_7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heart_tadaf_7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685" calcext:value-type="percentage">
            <text:p>16,85%</text:p>
          </table:table-cell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heart_tadepy_7</text:p>
          </table:table-cell>
          <table:table-cell office:value-type="percentage" office:value="0.3204" calcext:value-type="percentage">
            <text:p>32,0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2278" calcext:value-type="percentage">
            <text:p>22,78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noitiki_8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2815" calcext:value-type="percentage">
            <text:p>28,15%</text:p>
          </table:table-cell>
          <table:table-cell office:value-type="percentage" office:value="0.2778" calcext:value-type="percentage">
            <text:p>27,78%</text:p>
          </table:table-cell>
          <table:table-cell/>
          <table:table-cell office:value-type="string" calcext:value-type="string">
            <text:p>heart_tadaf_8</text:p>
          </table:table-cell>
          <table:table-cell office:value-type="percentage" office:value="0.3944" calcext:value-type="percentage">
            <text:p>39,44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815" calcext:value-type="percentage">
            <text:p>28,15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heart_tadepy_8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4259" calcext:value-type="percentage">
            <text:p>42,59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noitiki_9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389" calcext:value-type="percentage">
            <text:p>33,89%</text:p>
          </table:table-cell>
          <table:table-cell/>
          <table:table-cell office:value-type="string" calcext:value-type="string">
            <text:p>heart_tadaf_9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2852" calcext:value-type="percentage">
            <text:p>28,52%</text:p>
          </table:table-cell>
          <table:table-cell table:number-columns-repeated="2" office:value-type="percentage" office:value="0.2574" calcext:value-type="percentage">
            <text:p>25,74%</text:p>
          </table:table-cell>
          <table:table-cell office:value-type="percentage" office:value="0.2574" calcext:value-type="percentage">
            <text:p>25,74%</text:p>
          </table:table-cell>
          <table:table-cell/>
          <table:table-cell office:value-type="string" calcext:value-type="string">
            <text:p>heart_tadepy_9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963" calcext:value-type="percentage">
            <text:p>19,63%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rt_noitiki_10</text:p>
          </table:table-cell>
          <table:table-cell office:value-type="percentage" office:value="0.387" calcext:value-type="percentage">
            <text:p>38,70%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3648" calcext:value-type="percentage">
            <text:p>36,48%</text:p>
          </table:table-cell>
          <table:table-cell/>
          <table:table-cell office:value-type="string" calcext:value-type="string">
            <text:p>heart_tadaf_10</text:p>
          </table:table-cell>
          <table:table-cell office:value-type="percentage" office:value="0.3907" calcext:value-type="percentage">
            <text:p>39,07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2778" calcext:value-type="percentage">
            <text:p>27,78%</text:p>
          </table:table-cell>
          <table:table-cell/>
          <table:table-cell office:value-type="string" calcext:value-type="string">
            <text:p>heart_tadepy_10</text:p>
          </table:table-cell>
          <table:table-cell office:value-type="percentage" office:value="0.4259" calcext:value-type="percentage">
            <text:p>42,59%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87" calcext:value-type="percentage">
            <text:p>38,70%</text:p>
          </table:table-cell>
          <table:table-cell office:value-type="percentage" office:value="0.2611" calcext:value-type="percentage">
            <text:p>26,11%</text:p>
          </table:table-cell>
          <table:table-cell office:value-type="percentage" office:value="0.3907" calcext:value-type="percentage">
            <text:p>39,07%</text:p>
          </table:table-cell>
          <table:table-cell table:number-columns-repeated="16363"/>
        </table:table-row>
        <table:table-row table:style-name="ro1">
          <table:table-cell table:style-name="ce1"/>
          <table:table-cell table:style-name="ce1" table:formula="of:=AVERAGE([.B16:.B25])" office:value-type="percentage" office:value="0.3113" calcext:value-type="percentage">
            <text:p>31,13%</text:p>
          </table:table-cell>
          <table:table-cell table:style-name="ce1" table:formula="of:=AVERAGE([.C16:.C25])" office:value-type="percentage" office:value="0.2089" calcext:value-type="percentage">
            <text:p>20,89%</text:p>
          </table:table-cell>
          <table:table-cell table:style-name="ce1" table:formula="of:=AVERAGE([.D16:.D25])" office:value-type="percentage" office:value="0.24982" calcext:value-type="percentage">
            <text:p>24,98%</text:p>
          </table:table-cell>
          <table:table-cell table:style-name="ce1" table:formula="of:=AVERAGE([.E16:.E25])" office:value-type="percentage" office:value="0.19611" calcext:value-type="percentage">
            <text:p>19,61%</text:p>
          </table:table-cell>
          <table:table-cell table:style-name="ce1" table:formula="of:=AVERAGE([.F16:.F25])" office:value-type="percentage" office:value="0.22371" calcext:value-type="percentage">
            <text:p>22,37%</text:p>
          </table:table-cell>
          <table:table-cell/>
          <table:table-cell table:style-name="ce1"/>
          <table:table-cell table:style-name="ce1" table:formula="of:=AVERAGE([.I16:.I25])" office:value-type="percentage" office:value="0.32313" calcext:value-type="percentage">
            <text:p>32,31%</text:p>
          </table:table-cell>
          <table:table-cell table:style-name="ce1" table:formula="of:=AVERAGE([.J16:.J25])" office:value-type="percentage" office:value="0.20611" calcext:value-type="percentage">
            <text:p>20,61%</text:p>
          </table:table-cell>
          <table:table-cell table:style-name="ce1" table:formula="of:=AVERAGE([.K16:.K25])" office:value-type="percentage" office:value="0.23186" calcext:value-type="percentage">
            <text:p>23,19%</text:p>
          </table:table-cell>
          <table:table-cell table:style-name="ce1" table:formula="of:=AVERAGE([.L16:.L25])" office:value-type="percentage" office:value="0.19834" calcext:value-type="percentage">
            <text:p>19,83%</text:p>
          </table:table-cell>
          <table:table-cell table:style-name="ce1" table:formula="of:=AVERAGE([.M16:.M25])" office:value-type="percentage" office:value="0.22093" calcext:value-type="percentage">
            <text:p>22,09%</text:p>
          </table:table-cell>
          <table:table-cell/>
          <table:table-cell table:style-name="ce1"/>
          <table:table-cell table:style-name="ce1" table:formula="of:=AVERAGE([.P16:.P25])" office:value-type="percentage" office:value="0.26296" calcext:value-type="percentage">
            <text:p>26,30%</text:p>
          </table:table-cell>
          <table:table-cell table:style-name="ce1" table:formula="of:=AVERAGE([.Q16:.Q25])" office:value-type="percentage" office:value="0.34113" calcext:value-type="percentage">
            <text:p>34,11%</text:p>
          </table:table-cell>
          <table:table-cell table:style-name="ce1" table:formula="of:=AVERAGE([.R16:.R25])" office:value-type="percentage" office:value="0.21111" calcext:value-type="percentage">
            <text:p>21,11%</text:p>
          </table:table-cell>
          <table:table-cell table:style-name="ce1" table:formula="of:=AVERAGE([.S16:.S25])" office:value-type="percentage" office:value="0.26686" calcext:value-type="percentage">
            <text:p>26,69%</text:p>
          </table:table-cell>
          <table:table-cell table:style-name="ce1" table:formula="of:=AVERAGE([.T16:.T25])" office:value-type="percentage" office:value="0.19888" calcext:value-type="percentage">
            <text:p>19,89%</text:p>
          </table:table-cell>
          <table:table-cell table:style-name="ce1" table:formula="of:=AVERAGE([.U16:.U25])" office:value-type="percentage" office:value="0.24056" calcext:value-type="percentage">
            <text:p>24,06%</text:p>
          </table:table-cell>
          <table:table-cell table:number-columns-repeated="16363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ame_results" table:style-name="ta1">
        <table:table-column table:style-name="co6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7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5" table:default-cell-style-name="ce2"/>
        <table:table-column table:style-name="co2" table:default-cell-style-name="ce2"/>
        <table:table-column table:style-name="co3" table:number-columns-repeated="16368" table:default-cell-style-name="ce2"/>
        <table:table-row table:style-name="ro1"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 table:style-name="ce1" table:number-columns-repeated="2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 table:style-name="ce1" table:number-columns-repeated="2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 table:style-name="ce1" table:number-columns-repeated="16364"/>
        </table:table-row>
        <table:table-row table:style-name="ro2">
          <table:table-cell office:value-type="string" calcext:value-type="string">
            <text:p>game_disorder_1</text:p>
          </table:table-cell>
          <table:table-cell office:value-type="percentage" office:value="0.2209" calcext:value-type="percentage">
            <text:p>22,09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946" calcext:value-type="percentage">
            <text:p>19,46%</text:p>
          </table:table-cell>
          <table:table-cell office:value-type="percentage" office:value="0.1488" calcext:value-type="percentage">
            <text:p>14,88%</text:p>
          </table:table-cell>
          <table:table-cell office:value-type="percentage" office:value="0.2279" calcext:value-type="percentage">
            <text:p>22,79%</text:p>
          </table:table-cell>
          <table:table-cell/>
          <table:table-cell office:value-type="string" calcext:value-type="string">
            <text:p>game_depik_1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636" calcext:value-type="percentage">
            <text:p>16,36%</text:p>
          </table:table-cell>
          <table:table-cell office:value-type="percentage" office:value="0.1202" calcext:value-type="percentage">
            <text:p>12,02%</text:p>
          </table:table-cell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game_emd_1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1512" calcext:value-type="percentage">
            <text:p>15,12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225" calcext:value-type="percentage">
            <text:p>22,25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2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2984" calcext:value-type="percentage">
            <text:p>29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372" calcext:value-type="percentage">
            <text:p>23,72%</text:p>
          </table:table-cell>
          <table:table-cell/>
          <table:table-cell office:value-type="string" calcext:value-type="string">
            <text:p>game_depik_2</text:p>
          </table:table-cell>
          <table:table-cell office:value-type="percentage" office:value="0.4171" calcext:value-type="percentage">
            <text:p>41,71%</text:p>
          </table:table-cell>
          <table:table-cell office:value-type="percentage" office:value="0.2853" calcext:value-type="percentage">
            <text:p>28,53%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2845" calcext:value-type="percentage">
            <text:p>28,45%</text:p>
          </table:table-cell>
          <table:table-cell office:value-type="percentage" office:value="0.2798" calcext:value-type="percentage">
            <text:p>27,98%</text:p>
          </table:table-cell>
          <table:table-cell/>
          <table:table-cell office:value-type="string" calcext:value-type="string">
            <text:p>game_emd_2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023" calcext:value-type="percentage">
            <text:p>30,23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276" calcext:value-type="percentage">
            <text:p>27,60%</text:p>
          </table:table-cell>
          <table:table-cell office:value-type="percentage" office:value="0.2651" calcext:value-type="percentage">
            <text:p>26,51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3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138" calcext:value-type="percentage">
            <text:p>13,80%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1171" calcext:value-type="percentage">
            <text:p>11,71%</text:p>
          </table:table-cell>
          <table:table-cell/>
          <table:table-cell office:value-type="string" calcext:value-type="string">
            <text:p>game_depik_3</text:p>
          </table:table-cell>
          <table:table-cell office:value-type="percentage" office:value="0.1992" calcext:value-type="percentage">
            <text:p>19,92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388" calcext:value-type="percentage">
            <text:p>13,88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062" calcext:value-type="percentage">
            <text:p>10,62%</text:p>
          </table:table-cell>
          <table:table-cell/>
          <table:table-cell office:value-type="string" calcext:value-type="string">
            <text:p>game_emd_3</text:p>
          </table:table-cell>
          <table:table-cell office:value-type="percentage" office:value="0.1992" calcext:value-type="percentage">
            <text:p>19,92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279" calcext:value-type="percentage">
            <text:p>12,79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4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2496" calcext:value-type="percentage">
            <text:p>24,96%</text:p>
          </table:table-cell>
          <table:table-cell office:value-type="percentage" office:value="0.1822" calcext:value-type="percentage">
            <text:p>18,22%</text:p>
          </table:table-cell>
          <table:table-cell office:value-type="percentage" office:value="0.1721" calcext:value-type="percentage">
            <text:p>17,21%</text:p>
          </table:table-cell>
          <table:table-cell/>
          <table:table-cell office:value-type="string" calcext:value-type="string">
            <text:p>game_depik_4</text:p>
          </table:table-cell>
          <table:table-cell office:value-type="percentage" office:value="0.3488" calcext:value-type="percentage">
            <text:p>34,88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318" calcext:value-type="percentage">
            <text:p>23,18%</text:p>
          </table:table-cell>
          <table:table-cell/>
          <table:table-cell office:value-type="string" calcext:value-type="string">
            <text:p>game_emd_4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969" calcext:value-type="percentage">
            <text:p>29,69%</text:p>
          </table:table-cell>
          <table:table-cell office:value-type="percentage" office:value="0.245" calcext:value-type="percentage">
            <text:p>24,50%</text:p>
          </table:table-cell>
          <table:table-cell office:value-type="percentage" office:value="0.1907" calcext:value-type="percentage">
            <text:p>19,07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5</text:p>
          </table:table-cell>
          <table:table-cell office:value-type="percentage" office:value="0.2287" calcext:value-type="percentage">
            <text:p>22,87%</text:p>
          </table:table-cell>
          <table:table-cell office:value-type="percentage" office:value="0.1853" calcext:value-type="percentage">
            <text:p>18,53%</text:p>
          </table:table-cell>
          <table:table-cell office:value-type="percentage" office:value="0.1953" calcext:value-type="percentage">
            <text:p>19,53%</text:p>
          </table:table-cell>
          <table:table-cell office:value-type="percentage" office:value="0.1488" calcext:value-type="percentage">
            <text:p>14,88%</text:p>
          </table:table-cell>
          <table:table-cell office:value-type="percentage" office:value="0.1574" calcext:value-type="percentage">
            <text:p>15,74%</text:p>
          </table:table-cell>
          <table:table-cell/>
          <table:table-cell office:value-type="string" calcext:value-type="string">
            <text:p>game_depik_5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1899" calcext:value-type="percentage">
            <text:p>18,99%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1853" calcext:value-type="percentage">
            <text:p>18,53%</text:p>
          </table:table-cell>
          <table:table-cell office:value-type="percentage" office:value="0.1806" calcext:value-type="percentage">
            <text:p>18,06%</text:p>
          </table:table-cell>
          <table:table-cell/>
          <table:table-cell office:value-type="string" calcext:value-type="string">
            <text:p>game_emd_5</text:p>
          </table:table-cell>
          <table:table-cell office:value-type="percentage" office:value="0.2791" calcext:value-type="percentage">
            <text:p>27,91%</text:p>
          </table:table-cell>
          <table:table-cell office:value-type="percentage" office:value="0.1938" calcext:value-type="percentage">
            <text:p>19,38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1853" calcext:value-type="percentage">
            <text:p>18,53%</text:p>
          </table:table-cell>
          <table:table-cell office:value-type="percentage" office:value="0.1977" calcext:value-type="percentage">
            <text:p>19,77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6</text:p>
          </table:table-cell>
          <table:table-cell office:value-type="percentage" office:value="0.2612" calcext:value-type="percentage">
            <text:p>26,1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372" calcext:value-type="percentage">
            <text:p>23,72%</text:p>
          </table:table-cell>
          <table:table-cell office:value-type="percentage" office:value="0.1977" calcext:value-type="percentage">
            <text:p>19,77%</text:p>
          </table:table-cell>
          <table:table-cell office:value-type="percentage" office:value="0.2295" calcext:value-type="percentage">
            <text:p>22,95%</text:p>
          </table:table-cell>
          <table:table-cell/>
          <table:table-cell office:value-type="string" calcext:value-type="string">
            <text:p>game_depik_6</text:p>
          </table:table-cell>
          <table:table-cell office:value-type="percentage" office:value="0.2775" calcext:value-type="percentage">
            <text:p>27,75%</text:p>
          </table:table-cell>
          <table:table-cell office:value-type="percentage" office:value="0.2178" calcext:value-type="percentage">
            <text:p>21,78%</text:p>
          </table:table-cell>
          <table:table-cell office:value-type="percentage" office:value="0.2202" calcext:value-type="percentage">
            <text:p>22,02%</text:p>
          </table:table-cell>
          <table:table-cell office:value-type="percentage" office:value="0.2171" calcext:value-type="percentage">
            <text:p>21,71%</text:p>
          </table:table-cell>
          <table:table-cell office:value-type="percentage" office:value="0.224" calcext:value-type="percentage">
            <text:p>22,40%</text:p>
          </table:table-cell>
          <table:table-cell/>
          <table:table-cell office:value-type="string" calcext:value-type="string">
            <text:p>game_emd_6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1953" calcext:value-type="percentage">
            <text:p>19,5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085" calcext:value-type="percentage">
            <text:p>20,85%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7</text:p>
          </table:table-cell>
          <table:table-cell office:value-type="percentage" office:value="0.3031" calcext:value-type="percentage">
            <text:p>30,31%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186" calcext:value-type="percentage">
            <text:p>21,86%</text:p>
          </table:table-cell>
          <table:table-cell office:value-type="percentage" office:value="0.2388" calcext:value-type="percentage">
            <text:p>23,88%</text:p>
          </table:table-cell>
          <table:table-cell/>
          <table:table-cell office:value-type="string" calcext:value-type="string">
            <text:p>game_depik_7</text:p>
          </table:table-cell>
          <table:table-cell office:value-type="percentage" office:value="0.3016" calcext:value-type="percentage">
            <text:p>30,16%</text:p>
          </table:table-cell>
          <table:table-cell office:value-type="percentage" office:value="0.2372" calcext:value-type="percentage">
            <text:p>23,72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372" calcext:value-type="percentage">
            <text:p>23,72%</text:p>
          </table:table-cell>
          <table:table-cell office:value-type="percentage" office:value="0.3085" calcext:value-type="percentage">
            <text:p>30,85%</text:p>
          </table:table-cell>
          <table:table-cell/>
          <table:table-cell office:value-type="string" calcext:value-type="string">
            <text:p>game_emd_7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589" calcext:value-type="percentage">
            <text:p>25,89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8</text:p>
          </table:table-cell>
          <table:table-cell office:value-type="percentage" office:value="0.3031" calcext:value-type="percentage">
            <text:p>30,31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293" calcext:value-type="percentage">
            <text:p>29,30%</text:p>
          </table:table-cell>
          <table:table-cell/>
          <table:table-cell office:value-type="string" calcext:value-type="string">
            <text:p>game_depik_8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3155" calcext:value-type="percentage">
            <text:p>31,55%</text:p>
          </table:table-cell>
          <table:table-cell office:value-type="percentage" office:value="0.3295" calcext:value-type="percentage">
            <text:p>32,95%</text:p>
          </table:table-cell>
          <table:table-cell office:value-type="percentage" office:value="0.3039" calcext:value-type="percentage">
            <text:p>30,39%</text:p>
          </table:table-cell>
          <table:table-cell/>
          <table:table-cell office:value-type="string" calcext:value-type="string">
            <text:p>game_emd_8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953" calcext:value-type="percentage">
            <text:p>29,53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9</text:p>
          </table:table-cell>
          <table:table-cell office:value-type="percentage" office:value="0.231" calcext:value-type="percentage">
            <text:p>23,10%</text:p>
          </table:table-cell>
          <table:table-cell office:value-type="percentage" office:value="0.1992" calcext:value-type="percentage">
            <text:p>19,92%</text:p>
          </table:table-cell>
          <table:table-cell office:value-type="percentage" office:value="0.2271" calcext:value-type="percentage">
            <text:p>22,71%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992" calcext:value-type="percentage">
            <text:p>19,92%</text:p>
          </table:table-cell>
          <table:table-cell/>
          <table:table-cell office:value-type="string" calcext:value-type="string">
            <text:p>game_depik_9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915" calcext:value-type="percentage">
            <text:p>29,15%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2341" calcext:value-type="percentage">
            <text:p>23,41%</text:p>
          </table:table-cell>
          <table:table-cell/>
          <table:table-cell office:value-type="string" calcext:value-type="string">
            <text:p>game_emd_9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2209" calcext:value-type="percentage">
            <text:p>22,09%</text:p>
          </table:table-cell>
          <table:table-cell office:value-type="percentage" office:value="0.2868" calcext:value-type="percentage">
            <text:p>28,68%</text:p>
          </table:table-cell>
          <table:table-cell office:value-type="percentage" office:value="0.2225" calcext:value-type="percentage">
            <text:p>22,25%</text:p>
          </table:table-cell>
          <table:table-cell office:value-type="percentage" office:value="0.1992" calcext:value-type="percentage">
            <text:p>19,92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disorder_10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307" calcext:value-type="percentage">
            <text:p>30,70%</text:p>
          </table:table-cell>
          <table:table-cell office:value-type="percentage" office:value="0.2837" calcext:value-type="percentage">
            <text:p>28,37%</text:p>
          </table:table-cell>
          <table:table-cell office:value-type="percentage" office:value="0.2116" calcext:value-type="percentage">
            <text:p>21,16%</text:p>
          </table:table-cell>
          <table:table-cell/>
          <table:table-cell office:value-type="string" calcext:value-type="string">
            <text:p>game_depik_10</text:p>
          </table:table-cell>
          <table:table-cell office:value-type="percentage" office:value="0.3953" calcext:value-type="percentage">
            <text:p>39,53%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3651" calcext:value-type="percentage">
            <text:p>36,51%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3116" calcext:value-type="percentage">
            <text:p>31,16%</text:p>
          </table:table-cell>
          <table:table-cell/>
          <table:table-cell office:value-type="string" calcext:value-type="string">
            <text:p>game_emd_10</text:p>
          </table:table-cell>
          <table:table-cell office:value-type="percentage" office:value="0.3527" calcext:value-type="percentage">
            <text:p>35,27%</text:p>
          </table:table-cell>
          <table:table-cell office:value-type="percentage" office:value="0.3016" calcext:value-type="percentage">
            <text:p>30,16%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977" calcext:value-type="percentage">
            <text:p>29,77%</text:p>
          </table:table-cell>
          <table:table-cell table:number-columns-repeated="16364"/>
        </table:table-row>
        <table:table-row table:style-name="ro1">
          <table:table-cell table:style-name="ce1"/>
          <table:table-cell table:style-name="ce1" table:formula="of:=AVERAGE([.B2:.B11])" office:value-type="percentage" office:value="0.25922" calcext:value-type="percentage">
            <text:p>25,92%</text:p>
          </table:table-cell>
          <table:table-cell table:style-name="ce1" table:formula="of:=AVERAGE([.C2:.C11])" office:value-type="percentage" office:value="0.21915" calcext:value-type="percentage">
            <text:p>21,92%</text:p>
          </table:table-cell>
          <table:table-cell table:style-name="ce1" table:formula="of:=AVERAGE([.D2:.D11])" office:value-type="percentage" office:value="0.24372" calcext:value-type="percentage">
            <text:p>24,37%</text:p>
          </table:table-cell>
          <table:table-cell table:style-name="ce1" table:formula="of:=AVERAGE([.E2:.E11])" office:value-type="percentage" office:value="0.18946" calcext:value-type="percentage">
            <text:p>18,95%</text:p>
          </table:table-cell>
          <table:table-cell table:style-name="ce1" table:formula="of:=AVERAGE([.F2:.F11])" office:value-type="percentage" office:value="0.20838" calcext:value-type="percentage">
            <text:p>20,84%</text:p>
          </table:table-cell>
          <table:table-cell table:style-name="ce1" table:number-columns-repeated="2"/>
          <table:table-cell table:style-name="ce1" table:formula="of:=AVERAGE([.I2:.I11])" office:value-type="percentage" office:value="0.30611" calcext:value-type="percentage">
            <text:p>30,61%</text:p>
          </table:table-cell>
          <table:table-cell table:style-name="ce1" table:formula="of:=AVERAGE([.J2:.J11])" office:value-type="percentage" office:value="0.22248" calcext:value-type="percentage">
            <text:p>22,25%</text:p>
          </table:table-cell>
          <table:table-cell table:style-name="ce1" table:formula="of:=AVERAGE([.K2:.K11])" office:value-type="percentage" office:value="0.25924" calcext:value-type="percentage">
            <text:p>25,92%</text:p>
          </table:table-cell>
          <table:table-cell table:style-name="ce1" table:formula="of:=AVERAGE([.L2:.L11])" office:value-type="percentage" office:value="0.22567" calcext:value-type="percentage">
            <text:p>22,57%</text:p>
          </table:table-cell>
          <table:table-cell table:style-name="ce1" table:formula="of:=AVERAGE([.M2:.M11])" office:value-type="percentage" office:value="0.23472" calcext:value-type="percentage">
            <text:p>23,47%</text:p>
          </table:table-cell>
          <table:table-cell table:style-name="ce1" table:number-columns-repeated="2"/>
          <table:table-cell table:style-name="ce1" table:formula="of:=AVERAGE([.P2:.P11])" office:value-type="percentage" office:value="0.30216" calcext:value-type="percentage">
            <text:p>30,22%</text:p>
          </table:table-cell>
          <table:table-cell table:style-name="ce1" table:formula="of:=AVERAGE([.Q2:.Q11])" office:value-type="percentage" office:value="0.22589" calcext:value-type="percentage">
            <text:p>22,59%</text:p>
          </table:table-cell>
          <table:table-cell table:style-name="ce1" table:formula="of:=AVERAGE([.R2:.R11])" office:value-type="percentage" office:value="0.27147" calcext:value-type="percentage">
            <text:p>27,15%</text:p>
          </table:table-cell>
          <table:table-cell table:style-name="ce1" table:formula="of:=AVERAGE([.S2:.S11])" office:value-type="percentage" office:value="0.21947" calcext:value-type="percentage">
            <text:p>21,95%</text:p>
          </table:table-cell>
          <table:table-cell table:style-name="ce1" table:formula="of:=AVERAGE([.T2:.T11])" office:value-type="percentage" office:value="0.22581" calcext:value-type="percentage">
            <text:p>22,58%</text:p>
          </table:table-cell>
          <table:table-cell table:style-name="ce1" table:number-columns-repeated="16364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/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/>
          <table:table-cell table:style-name="ce1"/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FC2RBF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1</text:p>
          </table:table-cell>
          <table:table-cell office:value-type="percentage" office:value="0.2674" calcext:value-type="percentage">
            <text:p>26,74%</text:p>
          </table:table-cell>
          <table:table-cell office:value-type="percentage" office:value="0.1271" calcext:value-type="percentage">
            <text:p>12,71%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2085" calcext:value-type="percentage">
            <text:p>20,85%</text:p>
          </table:table-cell>
          <table:table-cell/>
          <table:table-cell office:value-type="string" calcext:value-type="string">
            <text:p>game_tadaf_1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302" calcext:value-type="percentage">
            <text:p>13,02%</text:p>
          </table:table-cell>
          <table:table-cell office:value-type="percentage" office:value="0.1163" calcext:value-type="percentage">
            <text:p>11,63%</text:p>
          </table:table-cell>
          <table:table-cell/>
          <table:table-cell office:value-type="string" calcext:value-type="string">
            <text:p>game_tadepy_1</text:p>
          </table:table-cell>
          <table:table-cell office:value-type="percentage" office:value="0.2287" calcext:value-type="percentage">
            <text:p>22,87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2318" calcext:value-type="percentage">
            <text:p>23,18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2</text:p>
          </table:table-cell>
          <table:table-cell office:value-type="percentage" office:value="0.3442" calcext:value-type="percentage">
            <text:p>34,42%</text:p>
          </table:table-cell>
          <table:table-cell office:value-type="percentage" office:value="0.2845" calcext:value-type="percentage">
            <text:p>28,45%</text:p>
          </table:table-cell>
          <table:table-cell office:value-type="percentage" office:value="0.3109" calcext:value-type="percentage">
            <text:p>31,09%</text:p>
          </table:table-cell>
          <table:table-cell office:value-type="percentage" office:value="0.2721" calcext:value-type="percentage">
            <text:p>27,21%</text:p>
          </table:table-cell>
          <table:table-cell office:value-type="percentage" office:value="0.2767" calcext:value-type="percentage">
            <text:p>27,67%</text:p>
          </table:table-cell>
          <table:table-cell/>
          <table:table-cell office:value-type="string" calcext:value-type="string">
            <text:p>game_tadaf_2</text:p>
          </table:table-cell>
          <table:table-cell office:value-type="percentage" office:value="0.3465" calcext:value-type="percentage">
            <text:p>34,65%</text:p>
          </table:table-cell>
          <table:table-cell office:value-type="percentage" office:value="0.276" calcext:value-type="percentage">
            <text:p>27,6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798" calcext:value-type="percentage">
            <text:p>27,98%</text:p>
          </table:table-cell>
          <table:table-cell/>
          <table:table-cell office:value-type="string" calcext:value-type="string">
            <text:p>game_tadepy_2</text:p>
          </table:table-cell>
          <table:table-cell office:value-type="percentage" office:value="0.3651" calcext:value-type="percentage">
            <text:p>36,51%</text:p>
          </table:table-cell>
          <table:table-cell office:value-type="percentage" office:value="0.2845" calcext:value-type="percentage">
            <text:p>28,45%</text:p>
          </table:table-cell>
          <table:table-cell office:value-type="percentage" office:value="0.3721" calcext:value-type="percentage">
            <text:p>37,21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597" calcext:value-type="percentage">
            <text:p>25,97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3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1163" calcext:value-type="percentage">
            <text:p>11,63%</text:p>
          </table:table-cell>
          <table:table-cell office:value-type="percentage" office:value="0.1566" calcext:value-type="percentage">
            <text:p>15,66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0783" calcext:value-type="percentage">
            <text:p>7,83%</text:p>
          </table:table-cell>
          <table:table-cell/>
          <table:table-cell office:value-type="string" calcext:value-type="string">
            <text:p>game_tadaf_3</text:p>
          </table:table-cell>
          <table:table-cell office:value-type="percentage" office:value="0.1798" calcext:value-type="percentage">
            <text:p>17,98%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1442" calcext:value-type="percentage">
            <text:p>14,42%</text:p>
          </table:table-cell>
          <table:table-cell office:value-type="percentage" office:value="0.0736" calcext:value-type="percentage">
            <text:p>7,36%</text:p>
          </table:table-cell>
          <table:table-cell office:value-type="percentage" office:value="0.0984" calcext:value-type="percentage">
            <text:p>9,84%</text:p>
          </table:table-cell>
          <table:table-cell/>
          <table:table-cell office:value-type="string" calcext:value-type="string">
            <text:p>game_tadepy_3</text:p>
          </table:table-cell>
          <table:table-cell office:value-type="percentage" office:value="0.2023" calcext:value-type="percentage">
            <text:p>20,23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1318" calcext:value-type="percentage">
            <text:p>13,18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4</text:p>
          </table:table-cell>
          <table:table-cell office:value-type="percentage" office:value="0.3047" calcext:value-type="percentage">
            <text:p>30,47%</text:p>
          </table:table-cell>
          <table:table-cell office:value-type="percentage" office:value="0.2279" calcext:value-type="percentage">
            <text:p>22,79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636" calcext:value-type="percentage">
            <text:p>26,36%</text:p>
          </table:table-cell>
          <table:table-cell/>
          <table:table-cell office:value-type="string" calcext:value-type="string">
            <text:p>game_tadaf_4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2155" calcext:value-type="percentage">
            <text:p>21,55%</text:p>
          </table:table-cell>
          <table:table-cell office:value-type="percentage" office:value="0.2194" calcext:value-type="percentage">
            <text:p>21,94%</text:p>
          </table:table-cell>
          <table:table-cell/>
          <table:table-cell office:value-type="string" calcext:value-type="string">
            <text:p>game_tadepy_4</text:p>
          </table:table-cell>
          <table:table-cell office:value-type="percentage" office:value="0.2992" calcext:value-type="percentage">
            <text:p>29,92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3155" calcext:value-type="percentage">
            <text:p>31,55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5</text:p>
          </table:table-cell>
          <table:table-cell office:value-type="percentage" office:value="0.2496" calcext:value-type="percentage">
            <text:p>24,9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game_tadaf_5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1814" calcext:value-type="percentage">
            <text:p>18,14%</text:p>
          </table:table-cell>
          <table:table-cell office:value-type="percentage" office:value="0.1705" calcext:value-type="percentage">
            <text:p>17,05%</text:p>
          </table:table-cell>
          <table:table-cell/>
          <table:table-cell office:value-type="string" calcext:value-type="string">
            <text:p>game_tadepy_5</text:p>
          </table:table-cell>
          <table:table-cell office:value-type="percentage" office:value="0.3085" calcext:value-type="percentage">
            <text:p>30,85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1969" calcext:value-type="percentage">
            <text:p>19,69%</text:p>
          </table:table-cell>
          <table:table-cell office:value-type="percentage" office:value="0.176" calcext:value-type="percentage">
            <text:p>17,60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6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2132" calcext:value-type="percentage">
            <text:p>21,32%</text:p>
          </table:table-cell>
          <table:table-cell office:value-type="percentage" office:value="0.2101" calcext:value-type="percentage">
            <text:p>21,01%</text:p>
          </table:table-cell>
          <table:table-cell/>
          <table:table-cell office:value-type="string" calcext:value-type="string">
            <text:p>game_tadaf_6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101" calcext:value-type="percentage">
            <text:p>21,01%</text:p>
          </table:table-cell>
          <table:table-cell office:value-type="percentage" office:value="0.1915" calcext:value-type="percentage">
            <text:p>19,15%</text:p>
          </table:table-cell>
          <table:table-cell office:value-type="percentage" office:value="0.207" calcext:value-type="percentage">
            <text:p>20,70%</text:p>
          </table:table-cell>
          <table:table-cell/>
          <table:table-cell office:value-type="string" calcext:value-type="string">
            <text:p>game_tadepy_6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008" calcext:value-type="percentage">
            <text:p>20,08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264" calcext:value-type="percentage">
            <text:p>22,64%</text:p>
          </table:table-cell>
          <table:table-cell office:value-type="percentage" office:value="0.2085" calcext:value-type="percentage">
            <text:p>20,85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7</text:p>
          </table:table-cell>
          <table:table-cell office:value-type="percentage" office:value="0.2992" calcext:value-type="percentage">
            <text:p>29,92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2225" calcext:value-type="percentage">
            <text:p>22,25%</text:p>
          </table:table-cell>
          <table:table-cell/>
          <table:table-cell office:value-type="string" calcext:value-type="string">
            <text:p>game_tadaf_7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2512" calcext:value-type="percentage">
            <text:p>25,12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238" calcext:value-type="percentage">
            <text:p>23,80%</text:p>
          </table:table-cell>
          <table:table-cell office:value-type="percentage" office:value="0.324" calcext:value-type="percentage">
            <text:p>32,40%</text:p>
          </table:table-cell>
          <table:table-cell/>
          <table:table-cell office:value-type="string" calcext:value-type="string">
            <text:p>game_tadepy_7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473" calcext:value-type="percentage">
            <text:p>24,73%</text:p>
          </table:table-cell>
          <table:table-cell office:value-type="percentage" office:value="0.2868" calcext:value-type="percentage">
            <text:p>28,68%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868" calcext:value-type="percentage">
            <text:p>28,68%</text:p>
          </table:table-cell>
          <table:table-cell table:number-columns-repeated="16364"/>
        </table:table-row>
        <table:table-row table:style-name="ro3">
          <table:table-cell office:value-type="string" calcext:value-type="string">
            <text:p>game_noitiki_8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3062" calcext:value-type="percentage">
            <text:p>30,62%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271" calcext:value-type="percentage">
            <text:p>32,71%</text:p>
          </table:table-cell>
          <table:table-cell/>
          <table:table-cell office:value-type="string" calcext:value-type="string">
            <text:p>game_tadaf_8</text:p>
          </table:table-cell>
          <table:table-cell office:value-type="percentage" office:value="0.3612" calcext:value-type="percentage">
            <text:p>36,12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628" calcext:value-type="percentage">
            <text:p>26,28%</text:p>
          </table:table-cell>
          <table:table-cell table:number-columns-repeated="2"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game_tadepy_8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3488" calcext:value-type="percentage">
            <text:p>34,88%</text:p>
          </table:table-cell>
          <table:table-cell office:value-type="percentage" office:value="0.2791" calcext:value-type="percentage">
            <text:p>27,91%</text:p>
          </table:table-cell>
          <table:table-cell office:value-type="percentage" office:value="0.3287" calcext:value-type="percentage">
            <text:p>32,87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9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2147" calcext:value-type="percentage">
            <text:p>21,47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1953" calcext:value-type="percentage">
            <text:p>19,53%</text:p>
          </table:table-cell>
          <table:table-cell office:value-type="percentage" office:value="0.1814" calcext:value-type="percentage">
            <text:p>18,14%</text:p>
          </table:table-cell>
          <table:table-cell/>
          <table:table-cell office:value-type="string" calcext:value-type="string">
            <text:p>game_tadaf_9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047" calcext:value-type="percentage">
            <text:p>20,47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202" calcext:value-type="percentage">
            <text:p>22,02%</text:p>
          </table:table-cell>
          <table:table-cell office:value-type="percentage" office:value="0.2961" calcext:value-type="percentage">
            <text:p>29,61%</text:p>
          </table:table-cell>
          <table:table-cell/>
          <table:table-cell office:value-type="string" calcext:value-type="string">
            <text:p>game_tadepy_9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207" calcext:value-type="percentage">
            <text:p>20,70%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287" calcext:value-type="percentage">
            <text:p>22,87%</text:p>
          </table:table-cell>
          <table:table-cell office:value-type="percentage" office:value="0.186" calcext:value-type="percentage">
            <text:p>18,60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game_noitiki_10</text:p>
          </table:table-cell>
          <table:table-cell office:value-type="percentage" office:value="0.362" calcext:value-type="percentage">
            <text:p>36,20%</text:p>
          </table:table-cell>
          <table:table-cell office:value-type="percentage" office:value="0.3047" calcext:value-type="percentage">
            <text:p>30,47%</text:p>
          </table:table-cell>
          <table:table-cell office:value-type="percentage" office:value="0.3488" calcext:value-type="percentage">
            <text:p>34,88%</text:p>
          </table:table-cell>
          <table:table-cell office:value-type="percentage" office:value="0.245" calcext:value-type="percentage">
            <text:p>24,50%</text:p>
          </table:table-cell>
          <table:table-cell office:value-type="percentage" office:value="0.2868" calcext:value-type="percentage">
            <text:p>28,68%</text:p>
          </table:table-cell>
          <table:table-cell/>
          <table:table-cell office:value-type="string" calcext:value-type="string">
            <text:p>game_tadaf_10</text:p>
          </table:table-cell>
          <table:table-cell office:value-type="percentage" office:value="0.3287" calcext:value-type="percentage">
            <text:p>32,87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string" calcext:value-type="string">
            <text:p>game_tadepy_10</text:p>
          </table:table-cell>
          <table:table-cell office:value-type="percentage" office:value="0.3674" calcext:value-type="percentage">
            <text:p>36,74%</text:p>
          </table:table-cell>
          <table:table-cell office:value-type="percentage" office:value="0.3101" calcext:value-type="percentage">
            <text:p>31,01%</text:p>
          </table:table-cell>
          <table:table-cell office:value-type="percentage" office:value="0.3527" calcext:value-type="percentage">
            <text:p>35,27%</text:p>
          </table:table-cell>
          <table:table-cell office:value-type="string" calcext:value-type="string">
            <text:p>x</text:p>
          </table:table-cell>
          <table:table-cell office:value-type="percentage" office:value="0.2829" calcext:value-type="percentage">
            <text:p>28,29%</text:p>
          </table:table-cell>
          <table:table-cell table:number-columns-repeated="16364"/>
        </table:table-row>
        <table:table-row table:style-name="ro1">
          <table:table-cell table:style-name="ce1"/>
          <table:table-cell table:style-name="ce1" table:formula="of:=AVERAGE([.B16:.B25])" office:value-type="percentage" office:value="0.2962" calcext:value-type="percentage">
            <text:p>29,62%</text:p>
          </table:table-cell>
          <table:table-cell table:style-name="ce1" table:formula="of:=AVERAGE([.C16:.C25])" office:value-type="percentage" office:value="0.22644" calcext:value-type="percentage">
            <text:p>22,64%</text:p>
          </table:table-cell>
          <table:table-cell table:style-name="ce1" table:formula="of:=AVERAGE([.D16:.D25])" office:value-type="percentage" office:value="0.26674" calcext:value-type="percentage">
            <text:p>26,67%</text:p>
          </table:table-cell>
          <table:table-cell table:style-name="ce1" table:formula="of:=AVERAGE([.E16:.E25])" office:value-type="percentage" office:value="0.21248" calcext:value-type="percentage">
            <text:p>21,25%</text:p>
          </table:table-cell>
          <table:table-cell table:style-name="ce1" table:formula="of:=AVERAGE([.F16:.F25])" office:value-type="percentage" office:value="0.22217" calcext:value-type="percentage">
            <text:p>22,22%</text:p>
          </table:table-cell>
          <table:table-cell/>
          <table:table-cell table:style-name="ce1"/>
          <table:table-cell table:style-name="ce1" table:formula="of:=AVERAGE([.I16:.I25])" office:value-type="percentage" office:value="0.28837" calcext:value-type="percentage">
            <text:p>28,84%</text:p>
          </table:table-cell>
          <table:table-cell table:style-name="ce1" table:formula="of:=AVERAGE([.J16:.J25])" office:value-type="percentage" office:value="0.20962" calcext:value-type="percentage">
            <text:p>20,96%</text:p>
          </table:table-cell>
          <table:table-cell table:style-name="ce1" table:formula="of:=AVERAGE([.K16:.K25])" office:value-type="percentage" office:value="0.25418" calcext:value-type="percentage">
            <text:p>25,42%</text:p>
          </table:table-cell>
          <table:table-cell table:style-name="ce1" table:formula="of:=AVERAGE([.L16:.L25])" office:value-type="percentage" office:value="0.20388" calcext:value-type="percentage">
            <text:p>20,39%</text:p>
          </table:table-cell>
          <table:table-cell table:style-name="ce1" table:formula="of:=AVERAGE([.M16:.M25])" office:value-type="percentage" office:value="0.22172" calcext:value-type="percentage">
            <text:p>22,17%</text:p>
          </table:table-cell>
          <table:table-cell/>
          <table:table-cell table:style-name="ce1"/>
          <table:table-cell table:style-name="ce1" table:formula="of:=AVERAGE([.P16:.P25])" office:value-type="percentage" office:value="0.29641" calcext:value-type="percentage">
            <text:p>29,64%</text:p>
          </table:table-cell>
          <table:table-cell table:style-name="ce1" table:formula="of:=AVERAGE([.Q16:.Q25])" office:value-type="percentage" office:value="0.21536" calcext:value-type="percentage">
            <text:p>21,54%</text:p>
          </table:table-cell>
          <table:table-cell table:style-name="ce1" table:formula="of:=AVERAGE([.R16:.R25])" office:value-type="percentage" office:value="0.2962" calcext:value-type="percentage">
            <text:p>29,62%</text:p>
          </table:table-cell>
          <table:table-cell table:style-name="ce1" table:formula="of:=AVERAGE([.S16:.S25])" office:value-type="percentage" office:value="0.215244444444444" calcext:value-type="percentage">
            <text:p>21,52%</text:p>
          </table:table-cell>
          <table:table-cell table:style-name="ce1" table:formula="of:=AVERAGE([.T16:.T25])" office:value-type="percentage" office:value="0.23201" calcext:value-type="percentage">
            <text:p>23,20%</text:p>
          </table:table-cell>
          <table:table-cell table:number-columns-repeated="16364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08:36:59.181077353</meta:creation-date>
    <dc:date>2023-02-07T16:55:32.615861067</dc:date>
    <meta:editing-duration>P3DT22H7M47S</meta:editing-duration>
    <meta:editing-cycles>450</meta:editing-cycles>
    <meta:generator>LibreOffice/7.4.5.1$Linux_X86_64 LibreOffice_project/40$Build-1</meta:generator>
    <meta:document-statistic meta:table-count="3" meta:cell-count="1308" meta:object-count="0"/>
  </office:meta>
</office:document-meta>
</file>